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25" style:family="paragraph">
      <style:paragraph-properties/>
    </style:style>
    <style:style style:name="p5" style:family="paragraph">
      <style:paragraph-properties fo:margin-top="9pt" fo:margin-bottom="9pt"/>
    </style:style>
    <style:style style:name="c0" style:family="text">
      <style:text-properties fo:font-family="Sans"/>
    </style:style>
    <style:style style:name="c31" style:family="text">
      <style:text-properties fo:font-weight="bold" fo:font-family="Sans"/>
    </style:style>
    <style:style style:name="p26" style:family="paragraph">
      <style:paragraph-properties fo:margin-top="9pt"/>
    </style:style>
    <style:style style:name="p27" style:family="paragraph">
      <style:paragraph-properties fo:margin-bottom="9pt"/>
    </style:style>
    <text:list-style style:name="L10">
      <text:list-level-style-bullet text:bullet-char="●" text:level="1">
        <style:list-level-properties fo:text-align="start" text:space-before="8mm"/>
      </text:list-level-style-bullet>
    </text:list-style>
    <style:style style:name="c28" style:family="text">
      <style:text-properties fo:font-weight="bold" fo:font-family="Sans"/>
    </style:style>
    <style:style style:name="c30" style:family="text">
      <style:text-properties fo:font-weight="bold" fo:font-family="Sans"/>
    </style:style>
    <style:style style:name="c16" style:family="text">
      <style:text-properties fo:font-weight="bold" fo:font-family="Sans"/>
    </style:style>
    <style:style style:name="c17" style:family="text">
      <style:text-properties fo:font-weight="bold" fo:font-family="Sans"/>
    </style:style>
    <style:style style:name="c13" style:family="text">
      <style:text-properties fo:font-weight="bold" fo:font-family="Sans"/>
    </style:style>
    <style:style style:name="c23" style:family="text">
      <style:text-properties fo:font-weight="bold" fo:font-family="Sans"/>
    </style:style>
    <style:style style:name="p2" style:family="paragraph">
      <style:paragraph-properties fo:margin-top="10.5pt" fo:margin-bottom="9pt"/>
    </style:style>
    <style:style style:name="c7" style:family="text">
      <style:text-properties fo:font-weight="bold" fo:font-family="Sans"/>
    </style:style>
    <style:style style:name="p20" style:family="paragraph">
      <style:paragraph-properties fo:margin-bottom="9pt"/>
    </style:style>
    <style:style style:name="p33" style:family="paragraph">
      <style:paragraph-properties fo:margin-top="0pt" fo:margin-bottom="0pt"/>
    </style:style>
    <style:style style:name="c32" style:family="text">
      <style:text-properties fo:font-weight="bold" fo:font-family="Sans"/>
    </style:style>
    <style:style style:name="p18" style:family="paragraph">
      <style:paragraph-properties/>
    </style:style>
    <style:style style:name="c24" style:family="text">
      <style:text-properties fo:font-weight="bold" fo:font-family="Sans"/>
    </style:style>
    <style:style style:name="p11" style:family="paragraph">
      <style:paragraph-properties/>
    </style:style>
    <style:style style:name="c3" style:family="text">
      <style:text-properties fo:font-weight="bold" fo:font-family="Sans"/>
    </style:style>
    <style:style style:name="c21" style:family="text">
      <style:text-properties fo:font-weight="bold" fo:font-family="Sans"/>
    </style:style>
    <style:style style:name="p12" style:family="paragraph">
      <style:paragraph-properties fo:margin-top="9pt"/>
    </style:style>
    <style:style style:name="c6" style:family="text">
      <style:text-properties fo:font-weight="bold" fo:font-family="Sans"/>
    </style:style>
    <style:style style:name="c22" style:family="text">
      <style:text-properties fo:font-weight="bold" fo:font-family="Sans"/>
    </style:style>
    <style:style style:name="c9" style:family="text">
      <style:text-properties fo:font-weight="bold" fo:font-family="Sans"/>
    </style:style>
    <style:style style:name="p8" style:family="paragraph">
      <style:paragraph-properties fo:margin-top="9pt" fo:margin-bottom="9pt"/>
    </style:style>
    <style:style style:name="p15" style:family="paragraph">
      <style:paragraph-properties fo:margin-bottom="9pt"/>
    </style:style>
    <style:style style:name="p19" style:family="paragraph">
      <style:paragraph-properties fo:margin-top="9pt"/>
    </style:style>
    <style:style style:name="c29" style:family="text">
      <style:text-properties fo:font-weight="bold" fo:font-family="Sans"/>
    </style:style>
    <style:style style:name="c4" style:family="text">
      <style:text-properties fo:font-weight="bold" fo:font-family="Sans"/>
    </style:style>
  </office:automatic-styles>
  <office:body>
    <office:text>
      <text:p text:style-name="p2"><text:span text:style-name="c3">G</text:span><text:span text:style-name="c4">rundsatzprogramm der BFREI</text:span></text:p>
      <text:p text:style-name="p5"><text:span text:style-name="c6">P</text:span><text:span text:style-name="c7">räambel</text:span></text:p>
      <text:p text:style-name="p8"><text:span text:style-name="c0">Die BürgerFreundlichePartei, im Weiteren BFREI genannt, setzt sich dafür ein, dass alle Bürgerinnen und Bürger die Möglichkeit haben, aktiv an politischen Entscheidungsprozessen auf allen Ebenen teilzunehmen. Wir glauben an eine demokratische Gesellschaft, in der jede Stimme zählt und jeder Mensch die Chance hat, seine Meinung und seine Wünsche in die Politik einzubringen. Unser Ziel ist es, eine transparente, inklusive und partizipative Demokratie zu fördern und sicherzustellen, dass alle Entscheidungen bürgerfreundlich sind.</text:span></text:p>
      <text:p text:style-name="p5"><text:span text:style-name="c9">1</text:span><text:span text:style-name="c7">. Prinzip der direkten Demokratie</text:span></text:p>
      <text:p text:style-name="p8"><text:span text:style-name="c0">Wir möchten, dass alle Bürgerinnen und Bürger die Möglichkeit haben, direkt an politischen Entscheidungen teilzunehmen. Dies umfasst Entscheidungen auf:</text:span></text:p>
      <text:list text:style-name="L10">
        <text:list-item>
          <text:p text:style-name="p12"><text:span text:style-name="c13">Kommunaler Ebene</text:span><text:span text:style-name="c0">: In Städten und Gemeinden</text:span></text:p>
        </text:list-item>
        <text:list-item>
          <text:p text:style-name="p11"><text:span text:style-name="c13">Landesebene</text:span><text:span text:style-name="c0">: In den einzelnen Bundesländern</text:span></text:p>
        </text:list-item>
        <text:list-item>
          <text:p text:style-name="p11"><text:span text:style-name="c13">Nationaler Ebene</text:span><text:span text:style-name="c0">: In Deutschland</text:span></text:p>
        </text:list-item>
        <text:list-item>
          <text:p text:style-name="p15"><text:span text:style-name="c13">Europäischer Ebene</text:span><text:span text:style-name="c0">: Im Europäischen Parlament</text:span></text:p>
        </text:list-item>
      </text:list>
      <text:p text:style-name="p5"><text:span text:style-name="c16">2</text:span><text:span text:style-name="c7">. Digitale Plattform für Bürgerbeteiligung</text:span></text:p>
      <text:p text:style-name="p8"><text:span text:style-name="c0">Zur Umsetzung der direkten Demokratie wird eine sichere und benutzerfreundliche digitale Plattform geschaffen, die es den Bürgern ermöglicht, an Abstimmungen und Diskussionen teilzunehmen. Diese Plattform gewährleistet die Integrität und Vertraulichkeit der Stimmen und ermöglicht eine transparente Nachverfolgung von Entscheidungen.</text:span></text:p>
      <text:p text:style-name="p5"><text:span text:style-name="c17">3</text:span><text:span text:style-name="c7">. Stellvertreterprinzip</text:span></text:p>
      <text:p text:style-name="p8"><text:span text:style-name="c0">Bürgerinnen und Bürger, die nicht persönlich an allen Entscheidungen teilnehmen möchten oder können, haben die Möglichkeit, ihre Stimme an einen oder mehrere Stellvertreter zu delegieren. Diese Stellvertreter können für verschiedene Ebenen gewählt werden:</text:span></text:p>
      <text:list text:style-name="L10">
        <text:list-item>
          <text:p text:style-name="p19"><text:span text:style-name="c13">Kommunal</text:span><text:span text:style-name="c0">: Stellvertreter von Städten und Gemeinden</text:span></text:p>
        </text:list-item>
        <text:list-item>
          <text:p text:style-name="p18"><text:span text:style-name="c13">Landesweit</text:span><text:span text:style-name="c0">: Stellvertreter auf Landesebene</text:span></text:p>
        </text:list-item>
        <text:list-item>
          <text:p text:style-name="p18"><text:span text:style-name="c13">National</text:span><text:span text:style-name="c0">: Stellvertreter auf Bundesebene</text:span></text:p>
        </text:list-item>
        <text:list-item>
          <text:p text:style-name="p20"><text:span text:style-name="c13">Europäisch</text:span><text:span text:style-name="c0">: Stellvertreter für das Europäische Parlament</text:span></text:p>
        </text:list-item>
      </text:list>
      <text:p text:style-name="p5"><text:span text:style-name="c21">4</text:span><text:span text:style-name="c7">. Transparenz und Rechenschaftspflicht</text:span></text:p>
      <text:p text:style-name="p8"><text:span text:style-name="c0">Alle Entscheidungen und Abstimmungen der Stellvertreter sind für die Bürger, die sie gewählt haben, einsehbar. Diese Informationen sind jedoch nur für die jeweiligen Bürger zugänglich, um die Vertraulichkeit zu wahren. Bürger können jederzeit die Aktivitäten ihrer Stellvertreter überprüfen und gegebenenfalls ihre Stellvertretung ändern. Wenn Bürger feststellen, dass ihre Stellvertreter nicht in ihrem Interesse handeln, können sie diesen jederzeit das Mandat entziehen und einem anderen Stellvertreter erteilen.</text:span></text:p>
      <text:p text:style-name="p5"><text:span text:style-name="c22">5</text:span><text:span text:style-name="c7">. Bürgerfreundlichkeit als Leitprinzip</text:span></text:p>
      <text:p text:style-name="p8"><text:span text:style-name="c0">Alle politischen Entscheidungen müssen bürgerfreundlich gestaltet sein. Das bedeutet, dass sie im besten Interesse der Bürgerinnen und Bürger getroffen werden, ihre Lebensqualität verbessern und ihre Rechte und Freiheiten respektieren. Wir setzen uns dafür ein, dass die Bedürfnisse und Wünsche der Bürger stets im Mittelpunkt stehen.</text:span></text:p>
      <text:p text:style-name="p5"><text:span text:style-name="c23">6</text:span><text:span text:style-name="c7">. Entlohnung für politische Teilhabe</text:span></text:p>
      <text:p text:style-name="p8"><text:span text:style-name="c0">Um die aktive Beteiligung an politischen Entscheidungen zu fördern, werden Bürger, die persönlich an Entscheidungsprozessen teilnehmen, entsprechend entlohnt. Auch die Stellvertreter, die im Auftrag der Bürger Entscheidungen treffen, erhalten eine angemessene Entlohnung. Diese Entlohnung soll die Bedeutung und den Wert der demokratischen Teilhabe unterstreichen und sicherstellen, dass niemand aufgrund finanzieller Gründe von der politischen Mitbestimmung ausgeschlossen ist.</text:span></text:p>
      <text:p text:style-name="p5"><text:span text:style-name="c24">7</text:span><text:span text:style-name="c7">. Bildung und Information</text:span></text:p>
      <text:p text:style-name="p8"><text:span text:style-name="c0">Um eine fundierte Entscheidung zu gewährleisten, wird ein umfangreiches Bildungs- und Informationsangebot bereitgestellt. Dies umfasst:</text:span></text:p>
      <text:list text:style-name="L10">
        <text:list-item>
          <text:p text:style-name="p26"><text:span text:style-name="c13">Informationsportale</text:span><text:span text:style-name="c0">: Bereitstellung verständlicher und neutraler Informationen zu allen politischen Themen und Entscheidungen.</text:span></text:p>
        </text:list-item>
        <text:list-item>
          <text:p text:style-name="p25"><text:span text:style-name="c13">Bildungsprogramme</text:span><text:span text:style-name="c0">: Workshops, Seminare und Online-Kurse zur politischen Bildung.</text:span></text:p>
        </text:list-item>
        <text:list-item>
          <text:p text:style-name="p27"><text:span text:style-name="c13">Transparente Diskussionen</text:span><text:span text:style-name="c0">: Förderung von offenen und inklusiven Diskussionen zu aktuellen politischen Themen.</text:span></text:p>
        </text:list-item>
      </text:list>
      <text:p text:style-name="p5"><text:span text:style-name="c28">8</text:span><text:span text:style-name="c7">. Förderung der politischen Kultur</text:span></text:p>
      <text:p text:style-name="p8"><text:span text:style-name="c0">Die BFREI setzt sich für die Förderung einer lebendigen politischen Kultur ein, in der Meinungsvielfalt und Respekt vor unterschiedlichen Ansichten im Mittelpunkt stehen. Wir unterstützen Initiativen, die den Dialog und das Verständnis zwischen Bürgern und politischen Entscheidungsträgern stärken.</text:span></text:p>
      <text:p text:style-name="p5"><text:span text:style-name="c29">9</text:span><text:span text:style-name="c7">. Soziale Gerechtigkeit und Nachhaltigkeit</text:span></text:p>
      <text:p text:style-name="p8"><text:span text:style-name="c0">Unsere politischen Entscheidungen sollen stets im Einklang mit den Prinzipien der sozialen Gerechtigkeit und Nachhaltigkeit stehen. Wir setzen uns für eine gerechte Verteilung von Ressourcen und die Wahrung der ökologischen Balance ein, um eine lebenswerte Zukunft für kommende Generationen zu sichern.</text:span></text:p>
      <text:p text:style-name="p5"><text:span text:style-name="c30">1</text:span><text:span text:style-name="c7">0. Stärkung der regionalen Identität</text:span></text:p>
      <text:p text:style-name="p8"><text:span text:style-name="c0">Die BFREI erkennt die Bedeutung regionaler Identitäten und kultureller Vielfalt an. Wir fördern Initiativen, die die regionalen Besonderheiten und Traditionen stärken und gleichzeitig die Zusammenarbeit und den Zusammenhalt auf nationaler und europäischer Ebene fördern.</text:span></text:p>
      <text:p text:style-name="p5"><text:span text:style-name="c31">1</text:span><text:span text:style-name="c7">1. Internationale Zusammenarbeit</text:span></text:p>
      <text:p text:style-name="p8"><text:span text:style-name="c0">Wir bekennen uns zu einer aktiven Rolle in der internationalen Gemeinschaft und fördern die Zusammenarbeit mit anderen Ländern und internationalen Organisationen, um globale Herausforderungen wie den Klimawandel, Armut und Frieden gemeinsam anzugehen.</text:span></text:p>
      <text:p text:style-name="p5"><text:span text:style-name="c32">1</text:span><text:span text:style-name="c7">2. Schlusswort</text:span></text:p>
      <text:p text:style-name="p8"><text:span text:style-name="c0">Die BFREI steht für eine neue Art der politischen Teilhabe, in der jede Stimme zählt und jeder Bürger die Möglichkeit hat, seine Zukunft mitzugestalten. Gemeinsam schaffen wir eine transparente, gerechte und nachhaltige Gesellschaft für alle. Alle unsere Entscheidungen werden stets im besten Interesse der Bürger getroffen und bürgerfreundlich gestaltet.</text:span></text:p>
      <text:p text:style-name="p33"/>
      <text:p text:style-name="p8"><text:span text:style-name="c0">Mit diesem Grundsatzprogramm laden wir alle Bürgerinnen und Bürger ein, sich aktiv an der Gestaltung unserer gemeinsamen Zukunft zu beteiligen. Ihre Stimme zählt!</text:span></text:p>
    </office:text>
  </office:body>
</office:document-content>
</file>